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3190000025D13002893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222cm" svg:height="6.273cm" svg:x="0.356cm" svg:y="0.265cm">
          <draw:image xlink:href="Pictures/20000002000003190000025D13002893.eps" xlink:type="simple" xlink:show="embed" xlink:actuate="onLoad">
            <text:p/>
          </draw:image>
          <draw:glue-point draw:id="4" svg:x="-2.652cm" svg:y="-3.194cm"/>
        </draw:frame>
        <draw:frame draw:style-name="gr2" draw:layer="layout" svg:width="1.518cm" svg:height="0.435cm" svg:x="0.377cm" svg:y="5.40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529cm" svg:height="0.435cm" svg:x="0.762cm" svg:y="0.3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xml:id="id1" draw:id="id1" draw:layer="layout" svg:width="1.535cm" svg:height="1.141cm" svg:x="0.37cm" svg:y="1.524cm">
          <draw:text-box>
            <text:p text:style-name="P2"><text:span text:style-name="T1">وابسطگی</text:span><text:span text:style-name="T1"> </text:span></text:p>
            <text:p text:style-name="P2"><text:span text:style-name="T1">گیٹ</text:span></text:p>
          </draw:text-box>
          <draw:glue-point draw:id="4" svg:x="2.521cm" svg:y="-2.769cm"/>
        </draw:frame>
        <draw:connector draw:style-name="gr4" draw:text-style-name="P1" draw:layer="layout" draw:type="curve" draw:line-skew="1.781cm" svg:x1="1.523cm" svg:y1="1.779cm" svg:x2="2.287cm" svg:y2="1.398cm" draw:start-shape="id1" draw:start-glue-point="4" draw:end-shape="id2" draw:end-glue-point="4" svg:d="m1523 1779c0-349 764-159 764-3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7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30T13:02:21</dc:date>
    <dc:creator>kkk </dc:creator>
    <meta:generator>LibreOffice/3.3$Linux LibreOffice_project/330m19$Build-401</meta:generator>
    <meta:editing-duration>PT2H46M56S</meta:editing-duration>
    <meta:editing-cycles>11</meta:editing-cycles>
    <meta:document-statistic meta:object-count="5"/>
  </office:meta>
</office:document-meta>
</file>

<file path=Object 1/content.xml><?xml version="1.0" encoding="utf-8"?>
<math xmlns="http://www.w3.org/1998/Math/MathML">
  <semantics>
    <mover accent="true">
      <mrow>
        <mi mathvariant="italic">داخل</mi>
        <mi mathvariant="italic">متوازی</mi>
      </mrow>
      <mo>¯</mo>
    </mover>
    <annotation encoding="StarMath 5.0">overline{داخل متوازی}</annotation>
  </semantics>
</math>
</file>

<file path=Object 2/content.xml><?xml version="1.0" encoding="utf-8"?>
<math xmlns="http://www.w3.org/1998/Math/MathML">
  <semantics>
    <mover accent="true">
      <mrow>
        <mi mathvariant="italic">خارج</mi>
        <mi mathvariant="italic">متوازی</mi>
      </mrow>
      <mo>¯</mo>
    </mover>
    <annotation encoding="StarMath 5.0">overline{خارج متوازی}</annotation>
  </semantics>
</math>
</file>